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02 April 2014</text:p>
      <text:p text:style-name="P3">Project 8 Documentation</text:p>
      <text:p text:style-name="P2"><text:tab/>The main purpose of this program is to re-design the base structure of the Crazy Eights game using overloaded operators and offset notation.</text:p>
      <text:p text:style-name="P2"><text:tab/>The original program design focused on modularity. Program design now features very concise functions, very reusable functions, and description appropriate implementations. For instance, the shuffle function will no longer prepare a deck to be shuffled, it will simply shuffle the deck that is passed in. This way, functions do not overextend their main goals. Overall, with the use of offset notation and strings, the program has also been more readable and more understandable.</text:p>
      <text:p text:style-name="P2"><text:tab/>One major issue that has yet to be fix (for a lack of need to) is user interaction with the program. Certain options must be executed in certain orders for proper outputs to be displayed. Notes have been included at the beginning of the program to alleviate this. The program will no longer crash upon improper executions though.</text:p>
      <text:p text:style-name="P2"><text:tab/>If I had more time I would have liked to fully document the rebuilt program. This will be completed with the next assig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4-02T23:30:53</dc:date>
    <dc:creator>Zarol </dc:creator>
    <meta:editing-duration>PT23M8S</meta:editing-duration>
    <meta:editing-cycles>7</meta:editing-cycles>
    <meta:generator>LibreOffice/3.5$Linux_X86_64 LibreOffice_project/350m1$Build-2</meta:generator>
    <meta:document-statistic meta:table-count="0" meta:image-count="0" meta:object-count="0" meta:page-count="1" meta:paragraph-count="9" meta:word-count="190" meta:character-count="1161" meta:non-whitespace-character-count="976"/>
  </office:meta>
</office:document-meta>
</file>